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0.4in"/>
    </style:style>
    <style:style style:name="Table1.A1" style:family="table-cell">
      <style:table-cell-properties fo:wrap-option="no-wrap" fo:border="0.0007in solid #000000"/>
    </style:style>
    <style:style style:name="Table1.A2" style:family="table-cell">
      <style:table-cell-properties fo:wrap-option="wrap" fo:border="0.0007in solid #000000"/>
    </style:style>
  </office:automatic-styles>
  <office:body>
    <office:text>
      <text:p>this is an example of table cell which disable or enable wrap.</text:p>
      <table:table table:name="Table1">
        <table:table-column table:number-columns-repeated="2"/>
        <table:table-row table:style-name="T1">
          <table:table-cell table:style-name="Table1.A1">
            <text:p>this is an example of disable wrap so that the application determines whether the clipped text is visible or hidden.</text:p>
          </table:table-cell>
          <table:table-cell>
            <text:p/>
          </table:table-cell>
        </table:table-row>
        <table:table-row table:style-name="T1">
          <table:table-cell table:style-name="Table1.A2">
            <text:p>this is an example of enable wrap so that the text is hidden applications may support a scrolling mechanism to access the text.</text:p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